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weight="normal" officeooo:rsid="001eb081" officeooo:paragraph-rsid="001eb081" style:font-weight-asian="normal" style:font-weight-complex="normal"/>
    </style:style>
    <style:style style:name="P2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3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fo:color="#000000" loext:opacity="100%" fo:font-size="12pt" fo:font-weight="normal" officeooo:rsid="0022ce18" officeooo:paragraph-rsid="0022ce18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 style:list-style-name="L3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 style:list-style-name="L1">
      <style:text-properties fo:color="#000000" loext:opacity="100%" fo:font-size="12pt" fo:font-weight="normal" officeooo:rsid="002483ea" officeooo:paragraph-rsid="002483ea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 style:list-style-name="L2">
      <style:text-properties fo:color="#000000" loext:opacity="100%" fo:font-size="12pt" fo:font-weight="normal" officeooo:rsid="002483ea" officeooo:paragraph-rsid="002483ea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 style:list-style-name="L3">
      <style:text-properties fo:color="#000000" loext:opacity="100%" fo:font-size="12pt" fo:font-weight="normal" officeooo:rsid="002483ea" officeooo:paragraph-rsid="002483ea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 style:list-style-name="L3">
      <style:text-properties fo:color="#000000" loext:opacity="100%" fo:font-size="12pt" fo:font-weight="normal" officeooo:rsid="00255eb9" officeooo:paragraph-rsid="00255eb9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 style:list-style-name="L4">
      <style:text-properties fo:color="#000000" loext:opacity="100%" fo:font-size="12pt" fo:font-weight="normal" officeooo:rsid="00255eb9" officeooo:paragraph-rsid="00255eb9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 style:list-style-name="L2">
      <style:text-properties fo:color="#000000" loext:opacity="100%" fo:font-size="12pt" fo:font-weight="bold" officeooo:rsid="001f8963" officeooo:paragraph-rsid="001f8963" fo:background-color="transparent" style:font-size-asian="12pt" style:font-weight-asian="bold" style:font-size-complex="12pt" style:font-weight-complex="bold"/>
    </style:style>
    <style:style style:name="P16" style:family="paragraph" style:parent-style-name="Text_20_body" style:list-style-name="L4">
      <style:text-properties fo:color="#000000" loext:opacity="100%" fo:font-size="12pt" fo:font-weight="bold" officeooo:rsid="00214924" officeooo:paragraph-rsid="00214924" fo:background-color="transparent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db0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ce18"/>
    </style:style>
    <style:style style:name="T5" style:family="text">
      <style:text-properties officeooo:rsid="002483ea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for <text:span text:style-name="T4">2</text:span><text:span text:style-name="T5">3</text:span><text:span text:style-name="T1">th</text:span> March, 202<text:span text:style-name="T2">1</text:span></text:p>
      <text:p text:style-name="P2"/>
      <text:p text:style-name="P3"/>
      <text:list xml:id="list935012335" text:style-name="L1">
        <text:list-item>
          <text:p text:style-name="P7"><text:span text:style-name="T3">Internal meeting with team:</text:span><text:tab/></text:p>
          <text:list>
            <text:list-item>
              <text:list>
                <text:list-item>
                  <text:p text:style-name="P8">Checked upon each other’s task status. </text:p>
                </text:list-item>
                <text:list-item>
                  <text:p text:style-name="P8">Decided the tasks that needs to be completed today on priority basis.</text:p>
                </text:list-item>
                <text:list-item>
                  <text:p text:style-name="P10">Congratulated Ami as she got confirmed as a permanent employee of Gateway.</text:p>
                </text:list-item>
              </text:list>
            </text:list-item>
          </text:list>
        </text:list-item>
      </text:list>
      <text:p text:style-name="P5"/>
      <text:list xml:id="list1854284808" text:style-name="L2">
        <text:list-item>
          <text:p text:style-name="P15">Call with Harshil:</text:p>
          <text:list>
            <text:list-item>
              <text:list>
                <text:list-item>
                  <text:p text:style-name="P11">Updated Harshil on my tasks that have been performed.</text:p>
                </text:list-item>
                <text:list-item>
                  <text:p text:style-name="P11">Saw the SWOT analysis that was received yesterday by MultiFleet and how it was presented in the PPT for workshop. </text:p>
                </text:list-item>
                <text:list-item>
                  <text:p text:style-name="P11">Understood the difference between process flow/functional blocks and customer journey. Process flow states the flow of application, the step by step working of it, whereas customer journey is prepared keeping in mind the perspective of a stakeholder.</text:p>
                </text:list-item>
                <text:list-item>
                  <text:p text:style-name="P11">Got updates on task for today: Update a previously done assignment with backend functionalities for scope and chart a customer journey for the same.</text:p>
                </text:list-item>
              </text:list>
            </text:list-item>
          </text:list>
        </text:list-item>
      </text:list>
      <text:p text:style-name="P6"/>
      <text:list xml:id="list3961524624" text:style-name="L3">
        <text:list-item>
          <text:p text:style-name="P9"><text:span text:style-name="T3">Session</text:span>:</text:p>
          <text:list>
            <text:list-item>
              <text:list>
                <text:list-item>
                  <text:p text:style-name="P12">Discussed 10 new words of English language to improve vocabulary.</text:p>
                </text:list-item>
                <text:list-item>
                  <text:p text:style-name="P13">Discussed some corporate manners and ethics that need to be followed.</text:p>
                </text:list-item>
                <text:list-item>
                  <text:p text:style-name="P13">Had a discussion regarding upcoming project and it’s timeline.</text:p>
                </text:list-item>
              </text:list>
            </text:list-item>
          </text:list>
        </text:list-item>
      </text:list>
      <text:p text:style-name="P4"/>
      <text:list xml:id="list2067667070" text:style-name="L4">
        <text:list-item>
          <text:p text:style-name="P16">Documentation Skills:</text:p>
          <text:list>
            <text:list-item>
              <text:list>
                <text:list-item>
                  <text:p text:style-name="P14">Learnt about use of rulers, guidelines, and line spacing</text:p>
                </text:list-item>
                <text:list-item>
                  <text:p text:style-name="P14">Selected multiple objects at the same time and aligned them together in a same direction by using a tool.</text:p>
                </text:list-item>
                <text:list-item>
                  <text:p text:style-name="P14">Converted my eVHC understanding into a PPT. Tried to include images, icons and relative figures.</text:p>
                </text:list-item>
              </text:list>
            </text:list-item>
          </text:list>
        </text:list-item>
      </text:list>
      <text:p text:style-name="P4"><text:soft-page-break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normal" officeooo:rsid="001eb081" officeooo:paragraph-rsid="001eb081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3-23T19:04:13.409000000</dc:date>
    <meta:editing-duration>PT1H23M19S</meta:editing-duration>
    <meta:editing-cycles>13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20" meta:word-count="225" meta:character-count="1424" meta:non-whitespace-character-count="1126"/>
  </office:meta>
</office:document-meta>
</file>